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02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kres280" table:style-name="ta1">
        <table:shapes>
          <draw:frame draw:z-index="0" draw:style-name="gr1" draw:text-style-name="P1" svg:width="15.999cm" svg:height="8.999cm" svg:x="0.399cm" svg:y="2.379cm">
            <draw:object draw:notify-on-update-of-ranges="Wykres280.A1:Wykres280.AN1 Wykres280.A2:Wykres280.AN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9" table:default-cell-style-name="Default"/>
        <table:table-row table:style-name="ro1">
          <table:table-cell office:value-type="string" calcext:value-type="string">
            <text:p>Global</text:p>
          </table:table-cell>
          <table:table-cell table:number-columns-repeated="39"/>
        </table:table-row>
        <table:table-row table:style-name="ro1">
          <table:table-cell table:number-columns-repeated="20" office:value-type="float" office:value="39078" calcext:value-type="float">
            <text:p>39078</text:p>
          </table:table-cell>
          <table:table-cell table:number-columns-repeated="20" office:value-type="float" office:value="39060" calcext:value-type="float">
            <text:p>3906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39"/>
        </table:table-row>
        <table:table-row table:style-name="ro1">
          <table:table-cell table:number-columns-repeated="3" office:value-type="float" office:value="39255" calcext:value-type="float">
            <text:p>39255</text:p>
          </table:table-cell>
          <table:table-cell office:value-type="float" office:value="39201" calcext:value-type="float">
            <text:p>39201</text:p>
          </table:table-cell>
          <table:table-cell table:number-columns-repeated="4" office:value-type="float" office:value="39198" calcext:value-type="float">
            <text:p>39198</text:p>
          </table:table-cell>
          <table:table-cell table:number-columns-repeated="21" office:value-type="float" office:value="39078" calcext:value-type="float">
            <text:p>39078</text:p>
          </table:table-cell>
          <table:table-cell table:number-columns-repeated="5" office:value-type="float" office:value="39070" calcext:value-type="float">
            <text:p>39070</text:p>
          </table:table-cell>
          <table:table-cell table:number-columns-repeated="6" office:value-type="float" office:value="39060" calcext:value-type="float">
            <text:p>39060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table:number-columns-repeated="14"/>
          <table:table-cell>
            <draw:frame draw:z-index="1" draw:style-name="gr1" draw:text-style-name="P1" svg:width="15.999cm" svg:height="8.999cm" svg:x="0.727cm" svg:y="0.108cm">
              <draw:object draw:notify-on-update-of-ranges="Wykres280.A3:Wykres280.AN3 Wykres280.A4:Wykres280.AN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.00.0000</text:date>, <text:time style:data-style-name="N2" text:time-value="12:16:57.81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6-14T13:13:48.407000000</dc:date>
    <meta:editing-duration>PT16M20S</meta:editing-duration>
    <meta:editing-cycles>3</meta:editing-cycles>
    <meta:document-statistic meta:table-count="1" meta:cell-count="8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21cm" svg:y="0.316cm" chart:style-name="ch2">
          <text:p>Best Global</text:p>
        </chart:title>
        <chart:plot-area chart:style-name="ch3" table:cell-range-address="Wykres280.A1:Wykres280.AN2" chart:data-source-has-labels="row" svg:x="1.321cm" svg:y="1.301cm" svg:width="14.359cm" svg:height="6.548cm">
          <chart:coordinate-region svg:x="2.567cm" svg:y="1.503cm" svg:width="12.921cm" svg:height="5.693cm"/>
          <chart:axis chart:dimension="x" chart:name="primary-x" chart:style-name="ch4" chartooo:axis-type="auto">
            <chart:title svg:x="7.829cm" svg:y="8.029cm" chart:style-name="ch5">
              <text:p>Osobniki</text:p>
            </chart:title>
            <chart:categories table:cell-range-address="Wykres280.A1:Wykres280.AN1"/>
          </chart:axis>
          <chart:axis chart:dimension="y" chart:name="primary-y" chart:style-name="ch4">
            <chart:title svg:x="0.77cm" svg:y="6.028cm" chart:style-name="ch6">
              <text:p>Całkowita odległość</text:p>
            </chart:title>
            <chart:grid chart:style-name="ch7" chart:class="major"/>
          </chart:axis>
          <chart:series chart:style-name="ch8" chart:values-cell-range-address="Wykres280.A2:Wykres280.AN2" chart:class="chart:scatter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bal</text:p>
                <draw:g>
                  <svg:desc>Wykres280.A1:Wykres280.AN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Wiersz 2</text:p>
                <draw:g>
                  <svg:desc/>
                </draw:g>
              </table:table-cell>
              <table:table-cell office:value-type="float" office:value="39078">
                <text:p>39078</text:p>
                <draw:g>
                  <svg:desc>Wykres280.A2:Wykres280.AN2</svg:desc>
                </draw:g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37cm" svg:y="0.316cm" chart:style-name="ch2">
          <text:p>Best Local</text:p>
        </chart:title>
        <chart:plot-area chart:style-name="ch3" table:cell-range-address="Wykres280.A3:Wykres280.AN4" chart:data-source-has-labels="row" svg:x="1.321cm" svg:y="1.301cm" svg:width="14.359cm" svg:height="6.548cm">
          <chart:coordinate-region svg:x="2.567cm" svg:y="1.504cm" svg:width="12.921cm" svg:height="5.693cm"/>
          <chart:axis chart:dimension="x" chart:name="primary-x" chart:style-name="ch4" chartooo:axis-type="auto">
            <chart:title svg:x="7.829cm" svg:y="8.029cm" chart:style-name="ch5">
              <text:p>Osobniki</text:p>
            </chart:title>
            <chart:categories table:cell-range-address="Wykres280.A3:Wykres280.AN3"/>
          </chart:axis>
          <chart:axis chart:dimension="y" chart:name="primary-y" chart:style-name="ch4">
            <chart:title svg:x="0.451cm" svg:y="6.061cm" chart:style-name="ch6">
              <text:p>Odległość Całkowita</text:p>
            </chart:title>
            <chart:grid chart:style-name="ch7" chart:class="major"/>
          </chart:axis>
          <chart:series chart:style-name="ch8" chart:values-cell-range-address="Wykres280.A4:Wykres280.AN4" chart:class="chart:scatter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Wykres280.A3:Wykres280.AN3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Wiersz 4</text:p>
                <draw:g>
                  <svg:desc/>
                </draw:g>
              </table:table-cell>
              <table:table-cell office:value-type="float" office:value="39255">
                <text:p>39255</text:p>
                <draw:g>
                  <svg:desc>Wykres280.A4:Wykres280.AN4</svg:desc>
                </draw:g>
              </table:table-cell>
              <table:table-cell office:value-type="float" office:value="39255">
                <text:p>39255</text:p>
              </table:table-cell>
              <table:table-cell office:value-type="float" office:value="39255">
                <text:p>39255</text:p>
              </table:table-cell>
              <table:table-cell office:value-type="float" office:value="39201">
                <text:p>39201</text:p>
              </table:table-cell>
              <table:table-cell office:value-type="float" office:value="39198">
                <text:p>39198</text:p>
              </table:table-cell>
              <table:table-cell office:value-type="float" office:value="39198">
                <text:p>39198</text:p>
              </table:table-cell>
              <table:table-cell office:value-type="float" office:value="39198">
                <text:p>39198</text:p>
              </table:table-cell>
              <table:table-cell office:value-type="float" office:value="39198">
                <text:p>3919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0">
                <text:p>39070</text:p>
              </table:table-cell>
              <table:table-cell office:value-type="float" office:value="39070">
                <text:p>39070</text:p>
              </table:table-cell>
              <table:table-cell office:value-type="float" office:value="39070">
                <text:p>39070</text:p>
              </table:table-cell>
              <table:table-cell office:value-type="float" office:value="39070">
                <text:p>39070</text:p>
              </table:table-cell>
              <table:table-cell office:value-type="float" office:value="39070">
                <text:p>3907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